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master-page-name="">
      <style:paragraph-properties fo:line-height="150%" fo:text-align="center" style:justify-single-word="false" style:page-number="auto">
        <style:tab-stops>
          <style:tab-stop style:position="1.499cm"/>
        </style:tab-stops>
      </style:paragraph-properties>
      <style:text-properties style:font-name="Times New Roman1" fo:font-size="14pt" fo:font-weight="bold" officeooo:rsid="0003e787" officeooo:paragraph-rsid="0003e787" style:font-size-asian="14pt" style:font-weight-asian="bold" style:font-size-complex="14pt" style:font-weight-complex="bold"/>
    </style:style>
    <style:style style:name="P2" style:family="paragraph" style:parent-style-name="Standard">
      <style:paragraph-properties fo:line-height="150%" fo:text-align="center" style:justify-single-word="false">
        <style:tab-stops>
          <style:tab-stop style:position="1.499cm"/>
        </style:tab-stops>
      </style:paragraph-properties>
      <style:text-properties style:font-name="Times New Roman1" officeooo:rsid="0003e787" officeooo:paragraph-rsid="0003e787"/>
    </style:style>
    <style:style style:name="P3" style:family="paragraph" style:parent-style-name="Standard">
      <style:paragraph-properties fo:line-height="150%" fo:text-align="justify" style:justify-single-word="false">
        <style:tab-stops>
          <style:tab-stop style:position="1.499cm"/>
        </style:tab-stops>
      </style:paragraph-properties>
      <style:text-properties style:font-name="Times New Roman1" officeooo:rsid="0003e787" officeooo:paragraph-rsid="0003e787"/>
    </style:style>
    <style:style style:name="P4" style:family="paragraph" style:parent-style-name="Standard">
      <style:paragraph-properties fo:line-height="150%" fo:text-align="justify" style:justify-single-word="false">
        <style:tab-stops>
          <style:tab-stop style:position="1.499cm"/>
        </style:tab-stops>
      </style:paragraph-properties>
      <style:text-properties style:font-name="Times New Roman1" fo:font-weight="bold" officeooo:rsid="00041a76" officeooo:paragraph-rsid="00041a76" style:font-weight-asian="bold" style:font-weight-complex="bold"/>
    </style:style>
    <style:style style:name="P5" style:family="paragraph" style:parent-style-name="Standard">
      <style:paragraph-properties fo:line-height="150%" fo:text-align="justify" style:justify-single-word="false">
        <style:tab-stops>
          <style:tab-stop style:position="1.499cm"/>
        </style:tab-stops>
      </style:paragraph-properties>
      <style:text-properties style:font-name="Times New Roman1" officeooo:rsid="0008deb4" officeooo:paragraph-rsid="0008deb4"/>
    </style:style>
    <style:style style:name="P6" style:family="paragraph" style:parent-style-name="Standard">
      <style:paragraph-properties fo:line-height="150%" fo:text-align="justify" style:justify-single-word="false">
        <style:tab-stops>
          <style:tab-stop style:position="1.499cm"/>
        </style:tab-stops>
      </style:paragraph-properties>
      <style:text-properties style:font-name="Times New Roman1" officeooo:rsid="000e2ee7" officeooo:paragraph-rsid="000e2ee7"/>
    </style:style>
    <style:style style:name="P7" style:family="paragraph" style:parent-style-name="Standard">
      <style:paragraph-properties fo:line-height="150%" fo:text-align="justify" style:justify-single-word="false">
        <style:tab-stops>
          <style:tab-stop style:position="1.499cm"/>
        </style:tab-stops>
      </style:paragraph-properties>
      <style:text-properties style:font-name="Times New Roman1" officeooo:rsid="0004dbd1" officeooo:paragraph-rsid="00041a76"/>
    </style:style>
    <style:style style:name="P8" style:family="paragraph" style:parent-style-name="Standard">
      <style:paragraph-properties fo:line-height="150%" fo:text-align="justify" style:justify-single-word="false">
        <style:tab-stops>
          <style:tab-stop style:position="1.499cm"/>
        </style:tab-stops>
      </style:paragraph-properties>
      <style:text-properties style:font-name="Times New Roman1" officeooo:rsid="0004dbd1" officeooo:paragraph-rsid="003631ef"/>
    </style:style>
    <style:style style:name="P9" style:family="paragraph" style:parent-style-name="Standard">
      <style:paragraph-properties fo:line-height="150%" fo:text-align="justify" style:justify-single-word="false">
        <style:tab-stops>
          <style:tab-stop style:position="1.499cm"/>
        </style:tab-stops>
      </style:paragraph-properties>
      <style:text-properties style:font-name="Times New Roman1" officeooo:rsid="0004dbd1" officeooo:paragraph-rsid="0035c5f9"/>
    </style:style>
    <style:style style:name="P10" style:family="paragraph" style:parent-style-name="Standard">
      <style:paragraph-properties fo:line-height="150%" fo:text-align="justify" style:justify-single-word="false">
        <style:tab-stops>
          <style:tab-stop style:position="1.499cm"/>
        </style:tab-stops>
      </style:paragraph-properties>
      <style:text-properties officeooo:paragraph-rsid="0035c5f9"/>
    </style:style>
    <style:style style:name="P11" style:family="paragraph" style:parent-style-name="Standard">
      <style:paragraph-properties fo:line-height="150%" fo:text-align="justify" style:justify-single-word="false">
        <style:tab-stops>
          <style:tab-stop style:position="1.499cm"/>
        </style:tab-stops>
      </style:paragraph-properties>
      <style:text-properties officeooo:paragraph-rsid="003ae297"/>
    </style:style>
    <style:style style:name="P12" style:family="paragraph" style:parent-style-name="Standard">
      <style:paragraph-properties fo:line-height="150%" fo:text-align="justify" style:justify-single-word="false">
        <style:tab-stops>
          <style:tab-stop style:position="1.499cm"/>
        </style:tab-stops>
      </style:paragraph-properties>
      <style:text-properties officeooo:paragraph-rsid="00476047"/>
    </style:style>
    <style:style style:name="P13" style:family="paragraph" style:parent-style-name="Standard">
      <style:paragraph-properties fo:line-height="150%" fo:text-align="justify" style:justify-single-word="false">
        <style:tab-stops>
          <style:tab-stop style:position="1.499cm"/>
        </style:tab-stops>
      </style:paragraph-properties>
      <style:text-properties officeooo:paragraph-rsid="00041a76"/>
    </style:style>
    <style:style style:name="P14" style:family="paragraph" style:parent-style-name="Standard">
      <style:paragraph-properties fo:line-height="150%" fo:text-align="justify" style:justify-single-word="false" fo:break-before="page">
        <style:tab-stops>
          <style:tab-stop style:position="1.499cm"/>
        </style:tab-stops>
      </style:paragraph-properties>
      <style:text-properties officeooo:paragraph-rsid="00041a76"/>
    </style:style>
    <style:style style:name="P15" style:family="paragraph" style:parent-style-name="Standard">
      <style:paragraph-properties fo:line-height="150%" fo:text-align="justify" style:justify-single-word="false">
        <style:tab-stops>
          <style:tab-stop style:position="1.499cm"/>
        </style:tab-stops>
      </style:paragraph-properties>
      <style:text-properties officeooo:paragraph-rsid="005c4b7e"/>
    </style:style>
    <style:style style:name="P16" style:family="paragraph" style:parent-style-name="Standard">
      <style:paragraph-properties fo:line-height="150%" fo:text-align="justify" style:justify-single-word="false">
        <style:tab-stops>
          <style:tab-stop style:position="1.499cm"/>
        </style:tab-stops>
      </style:paragraph-properties>
      <style:text-properties officeooo:paragraph-rsid="007f141f"/>
    </style:style>
    <style:style style:name="P17" style:family="paragraph" style:parent-style-name="Standard">
      <style:paragraph-properties fo:line-height="150%" fo:text-align="justify" style:justify-single-word="false">
        <style:tab-stops>
          <style:tab-stop style:position="1.499cm"/>
        </style:tab-stops>
      </style:paragraph-properties>
      <style:text-properties officeooo:paragraph-rsid="00b66dab"/>
    </style:style>
    <style:style style:name="P18" style:family="paragraph" style:parent-style-name="Standard">
      <style:paragraph-properties fo:line-height="150%" fo:text-align="justify" style:justify-single-word="false">
        <style:tab-stops>
          <style:tab-stop style:position="1.499cm"/>
        </style:tab-stops>
      </style:paragraph-properties>
      <style:text-properties officeooo:paragraph-rsid="00bdc38a"/>
    </style:style>
    <style:style style:name="P19" style:family="paragraph" style:parent-style-name="Standard" style:list-style-name="L1"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0.695cm"/>
        </style:tab-stops>
      </style:paragraph-properties>
      <style:text-properties officeooo:paragraph-rsid="003631ef"/>
    </style:style>
    <style:style style:name="P20" style:family="paragraph" style:parent-style-name="Standard" style:list-style-name="L1">
      <loext:graphic-properties draw:fill="none"/>
      <style:paragraph-properties fo:margin-left="1.499cm" fo:margin-right="0cm" fo:line-height="150%" fo:text-align="justify" style:justify-single-word="false" fo:text-indent="0cm" style:auto-text-indent="false" fo:background-color="transparent">
        <style:tab-stops>
          <style:tab-stop style:position="0.695cm"/>
        </style:tab-stops>
      </style:paragraph-properties>
      <style:text-properties officeooo:paragraph-rsid="003631ef"/>
    </style:style>
    <style:style style:name="P21" style:family="paragraph" style:parent-style-name="Standard" style:list-style-name="L1">
      <loext:graphic-properties draw:fill="none"/>
      <style:paragraph-properties fo:margin-left="1.499cm" fo:margin-right="0cm" fo:line-height="150%" fo:text-align="justify" style:justify-single-word="false" fo:text-indent="0cm" style:auto-text-indent="false" fo:background-color="transparent">
        <style:tab-stops>
          <style:tab-stop style:position="0.695cm"/>
        </style:tab-stops>
      </style:paragraph-properties>
      <style:text-properties style:font-name="Times New Roman1" officeooo:rsid="0004dbd1" officeooo:paragraph-rsid="003631ef"/>
    </style:style>
    <style:style style:name="P22" style:family="paragraph" style:parent-style-name="Standard">
      <style:paragraph-properties fo:line-height="150%" fo:text-align="justify" style:justify-single-word="false">
        <style:tab-stops>
          <style:tab-stop style:position="1.499cm"/>
        </style:tab-stops>
      </style:paragraph-properties>
      <style:text-properties style:font-name="Times New Roman1" officeooo:rsid="001085ac" officeooo:paragraph-rsid="00041a76"/>
    </style:style>
    <style:style style:name="P2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9d873a" officeooo:paragraph-rsid="009fa328"/>
    </style:style>
    <style:style style:name="T1" style:family="text">
      <style:text-properties officeooo:rsid="000ca45d"/>
    </style:style>
    <style:style style:name="T2" style:family="text">
      <style:text-properties officeooo:rsid="000cce4d"/>
    </style:style>
    <style:style style:name="T3" style:family="text">
      <style:text-properties style:font-name="Times New Roman1" officeooo:rsid="0004dbd1"/>
    </style:style>
    <style:style style:name="T4" style:family="text">
      <style:text-properties style:font-name="Times New Roman1" officeooo:rsid="001085ac"/>
    </style:style>
    <style:style style:name="T5" style:family="text">
      <style:text-properties style:font-name="Times New Roman1" fo:font-style="italic" officeooo:rsid="0004dbd1" style:font-style-asian="italic" style:font-style-complex="italic"/>
    </style:style>
    <style:style style:name="T6" style:family="text">
      <style:text-properties style:font-name="Times New Roman1" fo:font-style="italic" officeooo:rsid="0053ff31" style:font-style-asian="italic" style:font-style-complex="italic"/>
    </style:style>
    <style:style style:name="T7" style:family="text">
      <style:text-properties style:font-name="Times New Roman1" officeooo:rsid="002cf0a7"/>
    </style:style>
    <style:style style:name="T8" style:family="text">
      <style:text-properties style:font-name="Times New Roman1" officeooo:rsid="002dc933"/>
    </style:style>
    <style:style style:name="T9" style:family="text">
      <style:text-properties style:font-name="Times New Roman1" officeooo:rsid="0035c5f9"/>
    </style:style>
    <style:style style:name="T10" style:family="text">
      <style:text-properties style:font-name="Times New Roman1" officeooo:rsid="003ac5b6"/>
    </style:style>
    <style:style style:name="T11" style:family="text">
      <style:text-properties style:font-name="Times New Roman1" officeooo:rsid="004146a3"/>
    </style:style>
    <style:style style:name="T12" style:family="text">
      <style:text-properties style:font-name="Times New Roman1" officeooo:rsid="004449f2"/>
    </style:style>
    <style:style style:name="T13" style:family="text">
      <style:text-properties style:font-name="Times New Roman1" officeooo:rsid="00462069"/>
    </style:style>
    <style:style style:name="T14" style:family="text">
      <style:text-properties style:font-name="Times New Roman1" officeooo:rsid="004686e6"/>
    </style:style>
    <style:style style:name="T15" style:family="text">
      <style:text-properties style:font-name="Times New Roman1" officeooo:rsid="00476047"/>
    </style:style>
    <style:style style:name="T16" style:family="text">
      <style:text-properties style:font-name="Times New Roman1" officeooo:rsid="0049b5e7"/>
    </style:style>
    <style:style style:name="T17" style:family="text">
      <style:text-properties style:font-name="Times New Roman1" officeooo:rsid="004ac418"/>
    </style:style>
    <style:style style:name="T18" style:family="text">
      <style:text-properties style:font-name="Times New Roman1" officeooo:rsid="004b9796"/>
    </style:style>
    <style:style style:name="T19" style:family="text">
      <style:text-properties style:font-name="Times New Roman1" officeooo:rsid="004bfd03"/>
    </style:style>
    <style:style style:name="T20" style:family="text">
      <style:text-properties style:font-name="Times New Roman1" officeooo:rsid="003930e2"/>
    </style:style>
    <style:style style:name="T21" style:family="text">
      <style:text-properties style:font-name="Times New Roman1" officeooo:rsid="00500805"/>
    </style:style>
    <style:style style:name="T22" style:family="text">
      <style:text-properties style:font-name="Times New Roman1" officeooo:rsid="00512319"/>
    </style:style>
    <style:style style:name="T23" style:family="text">
      <style:text-properties style:font-name="Times New Roman1" officeooo:rsid="0052d944"/>
    </style:style>
    <style:style style:name="T24" style:family="text">
      <style:text-properties style:font-name="Times New Roman1" officeooo:rsid="0053ff31"/>
    </style:style>
    <style:style style:name="T25" style:family="text">
      <style:text-properties style:font-name="Times New Roman1" officeooo:rsid="0054ab50"/>
    </style:style>
    <style:style style:name="T26" style:family="text">
      <style:text-properties style:font-name="Times New Roman1" officeooo:rsid="00592d6b"/>
    </style:style>
    <style:style style:name="T27" style:family="text">
      <style:text-properties style:font-name="Times New Roman1" officeooo:rsid="005c4b7e"/>
    </style:style>
    <style:style style:name="T28" style:family="text">
      <style:text-properties style:font-name="Times New Roman1" fo:font-weight="bold" officeooo:rsid="005c4b7e" style:font-weight-asian="bold" style:font-weight-complex="bold"/>
    </style:style>
    <style:style style:name="T29" style:family="text">
      <style:text-properties style:font-name="Times New Roman1" officeooo:rsid="005d4658"/>
    </style:style>
    <style:style style:name="T30" style:family="text">
      <style:text-properties style:font-name="Times New Roman1" officeooo:rsid="00625199"/>
    </style:style>
    <style:style style:name="T31" style:family="text">
      <style:text-properties style:font-name="Times New Roman1" officeooo:rsid="0063e2e9"/>
    </style:style>
    <style:style style:name="T32" style:family="text">
      <style:text-properties style:font-name="Times New Roman1" officeooo:rsid="0067ec5a"/>
    </style:style>
    <style:style style:name="T33" style:family="text">
      <style:text-properties style:font-name="Times New Roman1" officeooo:rsid="0068b869"/>
    </style:style>
    <style:style style:name="T34" style:family="text">
      <style:text-properties style:font-name="Times New Roman1" officeooo:rsid="006bb3e0"/>
    </style:style>
    <style:style style:name="T35" style:family="text">
      <style:text-properties style:font-name="Times New Roman1" officeooo:rsid="00703cc2"/>
    </style:style>
    <style:style style:name="T36" style:family="text">
      <style:text-properties style:font-name="Times New Roman1" officeooo:rsid="00729cb9"/>
    </style:style>
    <style:style style:name="T37" style:family="text">
      <style:text-properties style:font-name="Times New Roman1" officeooo:rsid="0074dc83"/>
    </style:style>
    <style:style style:name="T38" style:family="text">
      <style:text-properties style:font-name="Times New Roman1" officeooo:rsid="007641df"/>
    </style:style>
    <style:style style:name="T39" style:family="text">
      <style:text-properties style:font-name="Times New Roman1" officeooo:rsid="007d42d4"/>
    </style:style>
    <style:style style:name="T40" style:family="text">
      <style:text-properties style:font-name="Times New Roman1" officeooo:rsid="007e4ad4"/>
    </style:style>
    <style:style style:name="T41" style:family="text">
      <style:text-properties style:font-name="Times New Roman1" officeooo:rsid="00803691"/>
    </style:style>
    <style:style style:name="T42" style:family="text">
      <style:text-properties style:font-name="Times New Roman1" officeooo:rsid="00822649"/>
    </style:style>
    <style:style style:name="T43" style:family="text">
      <style:text-properties style:font-name="Times New Roman1" officeooo:rsid="008494f8"/>
    </style:style>
    <style:style style:name="T44" style:family="text">
      <style:text-properties style:font-name="Times New Roman1" officeooo:rsid="0087bf87"/>
    </style:style>
    <style:style style:name="T45" style:family="text">
      <style:text-properties style:font-name="Times New Roman1" officeooo:rsid="00895582"/>
    </style:style>
    <style:style style:name="T46" style:family="text">
      <style:text-properties style:font-name="Times New Roman1" officeooo:rsid="008c69f7"/>
    </style:style>
    <style:style style:name="T47" style:family="text">
      <style:text-properties style:font-name="Times New Roman1" officeooo:rsid="008e5a8b"/>
    </style:style>
    <style:style style:name="T48" style:family="text">
      <style:text-properties style:font-name="Times New Roman1" officeooo:rsid="008f6f35"/>
    </style:style>
    <style:style style:name="T49" style:family="text">
      <style:text-properties style:font-name="Times New Roman1" officeooo:rsid="00aa10e7"/>
    </style:style>
    <style:style style:name="T50" style:family="text">
      <style:text-properties style:font-name="Times New Roman1" officeooo:rsid="00aa4fba"/>
    </style:style>
    <style:style style:name="T51" style:family="text">
      <style:text-properties style:font-name="Times New Roman1" officeooo:rsid="00ad6c2a"/>
    </style:style>
    <style:style style:name="T52" style:family="text">
      <style:text-properties style:font-name="Times New Roman1" officeooo:rsid="00ae4e10"/>
    </style:style>
    <style:style style:name="T53" style:family="text">
      <style:text-properties style:font-name="Times New Roman1" officeooo:rsid="00afd6a2"/>
    </style:style>
    <style:style style:name="T54" style:family="text">
      <style:text-properties style:font-name="Times New Roman1" officeooo:rsid="00b28c09"/>
    </style:style>
    <style:style style:name="T55" style:family="text">
      <style:text-properties style:font-name="Times New Roman1" officeooo:rsid="00b493cf"/>
    </style:style>
    <style:style style:name="T56" style:family="text">
      <style:text-properties style:font-name="Times New Roman1" officeooo:rsid="00bdc38a"/>
    </style:style>
    <style:style style:name="T57" style:family="text">
      <style:text-properties style:font-name="Times New Roman1" officeooo:rsid="00c80aa1"/>
    </style:style>
    <style:style style:name="T58" style:family="text">
      <style:text-properties style:font-name="Times New Roman1" officeooo:rsid="00ca0621"/>
    </style:style>
    <style:style style:name="T59" style:family="text">
      <style:text-properties style:font-name="Times New Roman1" officeooo:rsid="00ce6537"/>
    </style:style>
    <style:style style:name="T60" style:family="text">
      <style:text-properties style:font-name="Times New Roman1" officeooo:rsid="00d0b75a"/>
    </style:style>
    <style:style style:name="T61" style:family="text">
      <style:text-properties style:font-name="Times New Roman1" officeooo:rsid="00d18f7b"/>
    </style:style>
    <style:style style:name="T62" style:family="text">
      <style:text-properties style:font-name="Times New Roman1" officeooo:rsid="00d2971e"/>
    </style:style>
    <style:style style:name="T63" style:family="text">
      <style:text-properties fo:font-weight="bold" style:font-weight-asian="bold" style:font-weight-complex="bold"/>
    </style:style>
    <style:style style:name="T64" style:family="text">
      <style:text-properties officeooo:rsid="001909a0"/>
    </style:style>
    <style:style style:name="T65" style:family="text">
      <style:text-properties officeooo:rsid="001a1f97"/>
    </style:style>
    <style:style style:name="T66" style:family="text">
      <style:text-properties officeooo:rsid="001be20d"/>
    </style:style>
    <style:style style:name="T67" style:family="text">
      <style:text-properties fo:font-weight="normal" officeooo:rsid="001d281e" style:font-weight-asian="normal" style:font-weight-complex="normal"/>
    </style:style>
    <style:style style:name="T68" style:family="text">
      <style:text-properties officeooo:rsid="001d4c7e"/>
    </style:style>
    <style:style style:name="T69" style:family="text">
      <style:text-properties officeooo:rsid="001e12ff"/>
    </style:style>
    <style:style style:name="T70" style:family="text">
      <style:text-properties officeooo:rsid="001fa086"/>
    </style:style>
    <style:style style:name="T71" style:family="text">
      <style:text-properties officeooo:rsid="00204bd4"/>
    </style:style>
    <style:style style:name="T72" style:family="text">
      <style:text-properties officeooo:rsid="0021e4ab"/>
    </style:style>
    <style:style style:name="T73" style:family="text">
      <style:text-properties officeooo:rsid="00257519"/>
    </style:style>
    <style:style style:name="T74" style:family="text">
      <style:text-properties style:font-name="Times New Roman" officeooo:rsid="004bfd03"/>
    </style:style>
    <style:style style:name="T75" style:family="text">
      <style:text-properties style:font-name="Times New Roman" officeooo:rsid="00948f80"/>
    </style:style>
    <style:style style:name="T76" style:family="text">
      <style:text-properties style:font-name="Times New Roman" officeooo:rsid="009668a1"/>
    </style:style>
    <style:style style:name="T77" style:family="text">
      <style:text-properties style:font-name="Times New Roman" officeooo:rsid="00968a2f"/>
    </style:style>
    <style:style style:name="T78" style:family="text">
      <style:text-properties style:font-name="Times New Roman" officeooo:rsid="00985056"/>
    </style:style>
    <style:style style:name="T79" style:family="text">
      <style:text-properties style:font-name="Times New Roman" officeooo:rsid="00993eb0"/>
    </style:style>
    <style:style style:name="T80" style:family="text">
      <style:text-properties style:font-name="Times New Roman" officeooo:rsid="009ab1b7"/>
    </style:style>
    <style:style style:name="T81" style:family="text">
      <style:text-properties style:font-name="Times New Roman" officeooo:rsid="009d873a"/>
    </style:style>
    <style:style style:name="T82" style:family="text">
      <style:text-properties style:font-name="Times New Roman" officeooo:rsid="009e7f99"/>
    </style:style>
    <style:style style:name="T83" style:family="text">
      <style:text-properties style:font-name="Times New Roman" officeooo:rsid="00b243a5"/>
    </style:style>
    <style:style style:name="T84" style:family="text">
      <style:text-properties style:font-name="Times New Roman" officeooo:rsid="00b66dab"/>
    </style:style>
    <style:style style:name="T85" style:family="text">
      <style:text-properties style:font-name="Times New Roman" officeooo:rsid="00b764a3"/>
    </style:style>
    <style:style style:name="T86" style:family="text">
      <style:text-properties style:font-name="Times New Roman" officeooo:rsid="00ba5d96"/>
    </style:style>
    <style:style style:name="T87" style:family="text">
      <style:text-properties style:font-name="Times New Roman" officeooo:rsid="00bbfa6a"/>
    </style:style>
    <style:style style:name="T88" style:family="text">
      <style:text-properties officeooo:rsid="004e3977"/>
    </style:style>
    <style:style style:name="T89" style:family="text">
      <style:text-properties officeooo:rsid="004e5771"/>
    </style:style>
    <style:style style:name="T90" style:family="text">
      <style:text-properties officeooo:rsid="005c4b7e"/>
    </style:style>
    <style:style style:name="T91" style:family="text">
      <style:text-properties fo:language="en" fo:country="US"/>
    </style:style>
    <style:style style:name="T92" style:family="text">
      <style:text-properties fo:language="en" fo:country="US" fo:font-weight="bold" style:font-weight-asian="bold"/>
    </style:style>
    <style:style style:name="T93" style:family="text">
      <style:text-properties officeooo:rsid="005ff45e"/>
    </style:style>
    <style:style style:name="T94" style:family="text">
      <style:text-properties officeooo:rsid="00795c1b"/>
    </style:style>
    <style:style style:name="T95" style:family="text">
      <style:text-properties officeooo:rsid="007f141f"/>
    </style:style>
    <style:style style:name="T96" style:family="text">
      <style:text-properties officeooo:rsid="008b6fbb"/>
    </style:style>
    <style:style style:name="T97" style:family="text">
      <style:text-properties officeooo:rsid="00a0a5e2"/>
    </style:style>
    <style:style style:name="T98" style:family="text">
      <style:text-properties officeooo:rsid="00a160d9"/>
    </style:style>
    <style:style style:name="T99" style:family="text">
      <style:text-properties officeooo:rsid="00a23ebb"/>
    </style:style>
    <style:style style:name="T100" style:family="text">
      <style:text-properties officeooo:rsid="00a33a55"/>
    </style:style>
    <style:style style:name="T101" style:family="text">
      <style:text-properties officeooo:rsid="00a58ad2"/>
    </style:style>
    <style:style style:name="T102" style:family="text">
      <style:text-properties officeooo:rsid="00a7e31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97">Desenvolvimento</text:span> de <text:span text:style-name="T98">um software </text:span>Simulador de Máquina de Turing <text:span text:style-name="T101">usando a</text:span><text:span text:style-name="T65"> </text:span><text:span text:style-name="T64">plataforma Java S</text:span><text:span text:style-name="T66">tandard Edition</text:span></text:p>
      <text:p text:style-name="P2"/>
      <text:p text:style-name="P2">Leandro Aparecido de Almeida</text:p>
      <text:p text:style-name="P3"/>
      <text:p text:style-name="P3"/>
      <text:p text:style-name="P5"><text:span text:style-name="T63">Resumo: </text:span><text:span text:style-name="T67">Este artigo apresenta um software</text:span> simulador de Máquina de Turing <text:span text:style-name="T68">implementado</text:span> <text:span text:style-name="T68">em</text:span> linguagem de programação Java <text:span text:style-name="T102">usando a</text:span><text:span text:style-name="T1"> </text:span><text:span text:style-name="T2">plataforma</text:span><text:span text:style-name="T1"> Java Standard Edition (Java SE)</text:span>. <text:span text:style-name="T68">O software </text:span><text:span text:style-name="T69">permite a definição d</text:span><text:span text:style-name="T71">os</text:span><text:span text:style-name="T69"> parâmetros para a construção da Máquina de Turing via interface gráfica de usuário e também </text:span><text:span text:style-name="T70">via programação, </text:span><text:span text:style-name="T99">por meio</text:span><text:span text:style-name="T71"> </text:span><text:span text:style-name="T73">de </text:span><text:span text:style-name="T99">uma</text:span><text:span text:style-name="T73"> linguagem desenvolvida especificamente para a </text:span><text:span text:style-name="T90">definição</text:span><text:span text:style-name="T73"> de uma Máquina de Turing </text:span><text:span text:style-name="T100">para o simulador</text:span><text:span text:style-name="T72">.</text:span></text:p>
      <text:p text:style-name="P5"/>
      <text:p text:style-name="P6"><text:span text:style-name="T63">Palavras-chave: </text:span>Máquinas universais; Computabilidade; Máquina de Turing.</text:p>
      <text:p text:style-name="P3"/>
      <text:p text:style-name="P15"><text:span text:style-name="T28">Abstract:</text:span><text:span text:style-name="T27"> </text:span><text:bookmark text:name="tw-target-text"/><text:span text:style-name="T27">This article presents a Turing Machine simulator software implemented in Java programming language using the Java Standard Edition (Java SE) platform. The software allows the definition of parameters for the construction of the Turing Machine via a graphical user interface and also via programming, through a language developed specifically for defining a Turing Machine for the simulator.</text:span></text:p>
      <text:p text:style-name="P15"/>
      <text:p text:style-name="P15"><text:span text:style-name="T92">Keywords</text:span><text:span text:style-name="T91">: </text:span><text:bookmark text:name="tw-target-text Copia 2"/><text:span text:style-name="T91">Universal machines; Computability; Turing machine.</text:span></text:p>
      <text:p text:style-name="P3"/>
      <text:p text:style-name="P3"/>
      <text:p text:style-name="P4">1. Introdução</text:p>
      <text:p text:style-name="P7"/>
      <text:p text:style-name="P18"><text:span text:style-name="T3"><text:tab/>Em 1936 o matemático e lógico britânico </text:span><text:span text:style-name="T23">Alan </text:span><text:span text:style-name="T3">Mathison Turing (1912 – 1954) definiu matematicamente o conceito moderno de computador e estabeleceu os limites da computabilidade, publicando a sua ideia nas edições de 30 de novembro e 23 de dezembro </text:span><text:span text:style-name="T62">daquele ano</text:span><text:span text:style-name="T3"> do </text:span><text:span text:style-name="Emphasis"><text:span text:style-name="T3">Proceedings of the London Mathematical Society</text:span></text:span><text:span text:style-name="T3"> com o título </text:span><text:span text:style-name="T5">On Computable Numbers, with an Application to the Entscheidungsproblem </text:span><text:span text:style-name="T6">(Sobre Números Computáveis, com uma Aplicação ao </text:span><text:span text:style-name="Emphasis"><text:span text:style-name="T24">Entscheidungsproblem</text:span></text:span><text:bookmark text:name="ref703935"/><text:span text:style-name="T6">)</text:span><text:span text:style-name="T5">.</text:span><text:span text:style-name="T3"> </text:span><text:span text:style-name="T9">O artigo é </text:span><text:span text:style-name="T3">uma descrição matemática </text:span><text:span text:style-name="T36">do </text:span><text:span text:style-name="T3">que ele chamou de </text:span><text:span text:style-name="T22">M</text:span><text:span text:style-name="T3">áquina </text:span><text:span text:style-name="T22">U</text:span><text:span text:style-name="T3">niversal – uma abstração que poderia, em princípio, resolver qualquer problema matemático que </text:span><text:span text:style-name="T31">fosse </text:span><text:span text:style-name="T3">apresentado a el</text:span><text:span text:style-name="T37">a</text:span><text:span text:style-name="T3"> de forma simbólica. </text:span><text:span text:style-name="T30">Hoje </text:span><text:span text:style-name="T44">este</text:span><text:span text:style-name="T30"> </text:span><text:soft-page-break/><text:span text:style-name="T30">dispositivo é </text:span><text:span text:style-name="T9">c</text:span><text:span text:style-name="T3">onhecid</text:span><text:span text:style-name="T30">o</text:span><text:span text:style-name="T3"> como Máquina de Turing, </text:span><text:span text:style-name="T56">termo cunhado pelo </text:span><text:span text:style-name="T34">matemático norte-americano</text:span><text:span text:style-name="T18"> Alonzo Church </text:span><text:span text:style-name="T34">(1903 – 1995), </text:span><text:span text:style-name="T57">professor de lógica matemática de Turing de 19</text:span><text:span text:style-name="T58">3</text:span><text:span text:style-name="T57">6 a 19</text:span><text:span text:style-name="T58">3</text:span><text:span text:style-name="T57">8, </text:span><text:span text:style-name="T59">durante seu doutorado </text:span><text:span text:style-name="T58">na Universidade de Princeton, </text:span><text:span text:style-name="T60">no</text:span><text:span text:style-name="T61">s</text:span><text:span text:style-name="T60"> Estados Unidos</text:span><text:span text:style-name="T3">.</text:span></text:p>
      <text:p text:style-name="P10"><text:span text:style-name="T3"/></text:p>
      <text:p text:style-name="P16"><text:span text:style-name="T3"><text:tab/>A Máquina de Turing </text:span><text:span text:style-name="T49">era</text:span><text:span text:style-name="T3"> um dispositivo imaginário projetado para replicar os "estados mentais" matemáticos e as habilidades de manipulação de símbolos de um </text:span><text:span text:style-name="T29">computador</text:span><text:span text:style-name="T20"> humano</text:span><text:span text:style-name="T3">. Na época de Turing, </text:span><text:span text:style-name="T29">o trabalho de calcular era </text:span><text:span text:style-name="T3">realizado por um funcionário matemático humano trabalhando mecanicamente. </text:span><text:span text:style-name="T29">E</text:span><text:span text:style-name="T3">sses trabalhadores eram chamados de “computadores”, e </text:span><text:span text:style-name="T39">os</text:span><text:span text:style-name="T3"> computadores humanos realizavam alguns aspectos do trabalho </text:span><text:span text:style-name="T38">hoje</text:span><text:span text:style-name="T3"> </text:span><text:span text:style-name="T29">realizado </text:span><text:span text:style-name="T3">pelos </text:span><text:span text:style-name="T46">modernos </text:span><text:span text:style-name="T3">computadores eletrônicos. </text:span><text:span text:style-name="T45">A</text:span><text:span text:style-name="T40"> Máquina</text:span><text:span text:style-name="T3"> </text:span><text:span text:style-name="T45">foi</text:span><text:span text:style-name="T3"> um meio </text:span><text:span text:style-name="T45">que Turing encontrou </text:span><text:span text:style-name="T3">de </text:span><text:span text:style-name="T50">abordar</text:span><text:span text:style-name="T3"> </text:span><text:span text:style-name="T54">a</text:span><text:span text:style-name="T3"> última das três questões sobre matemática colocadas </text:span><text:span text:style-name="T35">pelo matemático Alemão</text:span><text:span text:style-name="T3"> David Hilbert </text:span><text:span text:style-name="T35">(1862 – 1943)</text:span><text:span text:style-name="T3"> </text:span>durante o Congresso Internacional de Matemáticos, <text:span text:style-name="T93">realizado em Bolonha,</text:span> <text:span text:style-name="T88">na Itália, </text:span><text:span text:style-name="T94">no ano de 1928</text:span><text:span text:style-name="T88">. </text:span></text:p>
      <text:p text:style-name="P16"/>
      <text:p text:style-name="P16"><text:span text:style-name="T89"><text:tab/>As questões</text:span><text:span text:style-name="T96"> </text:span><text:span text:style-name="T95">colocadas por Hilbert durante o congresso em Bolonha foram as seguintes</text:span><text:span text:style-name="T89">:</text:span><text:span text:style-name="T3"> </text:span></text:p>
      <text:p text:style-name="P8"/>
      <text:list text:style-name="L1">
        <text:list-item>
          <text:p text:style-name="P19"><text:span text:style-name="T3">A matemática é </text:span><text:span text:style-name="Emphasis"><text:span text:style-name="T3">completa</text:span></text:span><text:span text:style-name="T3">;</text:span></text:p>
          <text:p text:style-name="P21"/>
        </text:list-item>
        <text:list-item>
          <text:p text:style-name="P20"><text:span text:style-name="T10">A </text:span><text:span text:style-name="T3">matemática </text:span><text:span text:style-name="T10">é</text:span><text:span text:style-name="T3"> </text:span><text:span text:style-name="Emphasis"><text:span text:style-name="T3">consistente</text:span></text:span><text:span text:style-name="T3">;</text:span></text:p>
          <text:p text:style-name="P20"><text:span text:style-name="T3"/></text:p>
        </text:list-item>
        <text:list-item>
          <text:p text:style-name="P20"><text:span text:style-name="T3">A matemática é </text:span><text:span text:style-name="Emphasis"><text:span text:style-name="T3">decidível</text:span></text:span><text:span text:style-name="T3">. </text:span></text:p>
        </text:list-item>
      </text:list>
      <text:p text:style-name="P9"/>
      <text:p text:style-name="P11"><text:span text:style-name="T3"><text:tab/>A </text:span><text:span text:style-name="T26">terceira </text:span><text:span text:style-name="T3">questão, </text:span><text:span text:style-name="T51">também</text:span><text:span text:style-name="T3"> conhecida como Entscheidungsproblem </text:span><text:span text:style-name="T12">(do alemão: problema d</text:span><text:span text:style-name="T13">e</text:span><text:span text:style-name="T12"> decisão)</text:span><text:span text:style-name="Emphasis"><text:span text:style-name="T3">, </text:span></text:span><text:span text:style-name="T3">diz respeito à existência de um método definido, ou, nas </text:span><text:span text:style-name="T41">sugestivas </text:span><text:span text:style-name="T3">palavras do professor de Turing, Max Newman, um “processo mecânico” que possa ser aplicado a qualquer afirmação matemática e que garanta a produção de uma decisão correta sobre se essa afirmação é verdadeira. </text:span></text:p>
      <text:p text:style-name="P11"><text:span text:style-name="T3"/></text:p>
      <text:p text:style-name="P17"><text:span text:style-name="T3"><text:tab/>O </text:span><text:span text:style-name="T11">matemático</text:span><text:span text:style-name="T3"> tcheco Kurt Gödel </text:span><text:span text:style-name="T47">(1906 – 1978)</text:span><text:span text:style-name="T3"> já havia </text:span><text:span text:style-name="T17">de</text:span><text:span text:style-name="T3">mo</text:span><text:span text:style-name="T17">n</text:span><text:span text:style-name="T3">strado que a aritmética (e, por extensão, a matemática) era ao mesmo tempo inconsistente e incompleta </text:span><text:span text:style-name="T14">respondendo às duas primeiras questões </text:span><text:span text:style-name="T42">levantadas </text:span><text:span text:style-name="T48">por Hilbert</text:span><text:span text:style-name="T3">. </text:span><text:span text:style-name="T33">Turing </text:span><text:span text:style-name="T55">de</text:span><text:span text:style-name="T33">mo</text:span><text:span text:style-name="T55">n</text:span><text:span text:style-name="T33">strou</text:span><text:span text:style-name="T3"> por meio de sua máquina universal que a matemática também era indecidível, </text:span><text:span text:style-name="T52">resolvendo</text:span><text:span text:style-name="T15"> </text:span><text:span text:style-name="T53">a</text:span><text:span text:style-name="T32"> terceira questã</text:span><text:span text:style-name="T43">o,</text:span><text:span text:style-name="T15"> o</text:span><text:span text:style-name="T43">u</text:span><text:span text:style-name="T15"> </text:span><text:span text:style-name="T3">Entscheidungsproblem. </text:span></text:p>
      <text:p text:style-name="P17"><text:soft-page-break/><text:span text:style-name="T3"><text:tab/></text:span><text:span text:style-name="T18">Trabalhando independentemente de Turing, </text:span><text:span text:style-name="T34">o matemático norte-americano</text:span><text:span text:style-name="T18"> Alonzo Church </text:span><text:span text:style-name="T34">(1903 – 1995)</text:span><text:span text:style-name="T18"> também demonstrou a indecidibilidade da matemática usando seu método </text:span><text:span text:style-name="T19">chamado de Lambda-Cálculo (</text:span><text:span text:style-name="T74">λ-cálculo). </text:span><text:span text:style-name="T84">Também trabalhando </text:span><text:span text:style-name="T85">i</text:span><text:span text:style-name="T74">ndependentemente, o matemático e lógico Emil Post </text:span><text:span text:style-name="T87">(1897 – 1954)</text:span><text:span text:style-name="T74">, do City College de Nova York, desenvolveu e publicou em outubro de 1936 um modelo matemático de computação que era essencialmente equivalente à máquina de Turing. Este modelo às vezes é chamado de </text:span><text:span text:style-name="T85">M</text:span><text:span text:style-name="T74">áquina de Post ou máquina de Post-Turing. </text:span><text:span text:style-name="T86">Porém a Máquina de Turing teve maior impacto nas décadas subsequentes no nascimento da era da computação moderna.</text:span></text:p>
      <text:p text:style-name="P12"><text:span text:style-name="T74"/></text:p>
      <text:p text:style-name="P12"><text:span text:style-name="T74"><text:tab/></text:span><text:span text:style-name="T75">A Máquina de Turing </text:span><text:span text:style-name="T76">está no cerne do conceito moderno de algoritmo de computador. Apesar da simplicidade aparente do </text:span><text:span text:style-name="T77">dispositivo, </text:span><text:span text:style-name="T78">que descreverei nas próximas seções</text:span><text:span text:style-name="T77">, há uma máquina de Turing para qualquer computador que possamos conceber, desde um computador digital </text:span><text:span text:style-name="T82">baseado em silício</text:span><text:span text:style-name="T77"> até um </text:span><text:span text:style-name="T79">computador </text:span><text:span text:style-name="T83">quântico</text:span><text:span text:style-name="T79">. </text:span><text:span text:style-name="T80">Ela delimita quais tipos </text:span><text:span text:style-name="T81">de problemas um computador é capaz </text:span><text:span text:style-name="T82">ou não </text:span><text:span text:style-name="T81">de resolver.</text:span></text:p>
      <text:p text:style-name="P12"><text:span text:style-name="T81"/></text:p>
      <text:p text:style-name="P23">2. </text:p>
      <text:p text:style-name="P10"><text:span text:style-name="T3"/></text:p>
      <text:p text:style-name="P10"><text:span text:style-name="T3"/></text:p>
      <text:p text:style-name="P10"/>
      <text:p text:style-name="P14"><text:a xlink:type="simple" xlink:href="https://www.historyofinformation.com/detail.php?id=619" text:style-name="Internet_20_link" text:visited-style-name="Visited_20_Internet_20_Link"><text:span text:style-name="T7">https://www.historyofinformation.com/detail.php?id=619</text:span></text:a><text:span text:style-name="T7"> <text:s text:c="4"/></text:span><text:span text:style-name="T8">Acesso em 06/06/2024, 10:36.</text:span></text:p>
      <text:p text:style-name="P13"><text:span text:style-name="T8"/></text:p>
      <text:p text:style-name="P13"><text:span text:style-name="T8"/></text:p>
      <text:p text:style-name="P13"><text:a xlink:type="simple" xlink:href="https://pt.wikipedia.org/wiki/Entscheidungsproblem" text:style-name="Internet_20_link" text:visited-style-name="Visited_20_Internet_20_Link"><text:span text:style-name="T8">https://pt.wikipedia.org/wiki/Entscheidungsproblem</text:span></text:a><text:span text:style-name="T8">. </text:span><text:span text:style-name="T16">Acesso em <text:s/>06/06/2024, 11:04</text:span></text:p>
      <text:p text:style-name="P13"><text:span text:style-name="T16"/></text:p>
      <text:p text:style-name="P13"><text:span text:style-name="T16"/></text:p>
      <text:p text:style-name="P13"><text:a xlink:type="simple" xlink:href="https://medium.com/@jan-kulawa/hilbert-gödel-church-e-turing-fb019383c8f" text:style-name="Internet_20_link" text:visited-style-name="Visited_20_Internet_20_Link"><text:span text:style-name="T16">https://medium.com/@jan-kulawa/hilbert-g%C3%B6del-church-e-turing-fb019383c8f</text:span></text:a><text:span text:style-name="T16">. </text:span><text:span text:style-name="T21">Acesso em 06/06/2024, 11:52</text:span></text:p>
      <text:p text:style-name="P13"><text:span text:style-name="T21"/></text:p>
      <text:p text:style-name="P13"><text:span text:style-name="T21"/></text:p>
      <text:p text:style-name="P13"><text:a xlink:type="simple" xlink:href="https://www.britannica.com/biography/Alan-Turing#ref710077" text:style-name="Internet_20_link" text:visited-style-name="Visited_20_Internet_20_Link"><text:span text:style-name="T21">https://www.britannica.com/biography/Alan-Turing#ref710077</text:span></text:a><text:span text:style-name="T21">. </text:span><text:span text:style-name="T22">Acesso em 06/06/2024, 12:00.</text:span></text:p>
      <text:p text:style-name="P13"><text:span text:style-name="T4"/></text:p>
      <text:p text:style-name="P13"><text:span text:style-name="T4"/></text:p>
      <text:p text:style-name="P13"><text:a xlink:type="simple" xlink:href="https://webpages.ciencias.ulisboa.pt/~fjferreira/Entscheidungsproblem.pdf" text:style-name="Internet_20_link" text:visited-style-name="Visited_20_Internet_20_Link"><text:span text:style-name="T4">https://webpages.ciencias.ulisboa.pt/~fjferreira/Entscheidungsproblem.pdf</text:span></text:a><text:span text:style-name="T4">. </text:span><text:span text:style-name="T25">Acesso em 06/06/2024, 12:04.</text:span></text:p>
      <text:p text:style-name="P22"><text:tab/></text:p>
      <text:p text:style-name="P13"><text:span text:style-name="T4"/></text:p>
      <text:p text:style-name="P22"><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6T08:57:45.753000000</meta:creation-date>
    <meta:generator>LibreOffice/7.6.4.1$Windows_X86_64 LibreOffice_project/e19e193f88cd6c0525a17fb7a176ed8e6a3e2aa1</meta:generator>
    <dc:date>2024-06-06T15:17:45.176000000</dc:date>
    <meta:editing-duration>PT5H9M3S</meta:editing-duration>
    <meta:editing-cycles>186</meta:editing-cycles>
    <meta:document-statistic meta:table-count="0" meta:image-count="0" meta:object-count="0" meta:page-count="4" meta:paragraph-count="25" meta:word-count="716" meta:character-count="5194" meta:non-whitespace-character-count="4477"/>
  </office:meta>
</office:document-meta>
</file>